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Verdana" style:font-name-asian="Times New Roman" fo:color="#171717" fo:font-size="9pt" style:font-size-asian="9pt" style:font-size-complex="9pt" style:language-asian="en" style:country-asian="GB"/>
    </style:style>
    <style:style style:name="P2" style:parent-style-name="Normal" style:family="paragraph">
      <style:paragraph-properties fo:text-align="justify" fo:margin-bottom="0in" fo:line-height="100%"/>
      <style:text-properties style:font-name="Verdana" style:font-name-asian="Times New Roman" fo:color="#171717" fo:font-size="14pt" style:font-size-asian="14pt" style:font-size-complex="14pt" style:language-asian="en" style:country-asian="GB"/>
    </style:style>
    <style:style style:name="P3" style:parent-style-name="Normal" style:family="paragraph">
      <style:paragraph-properties fo:text-align="justify" fo:margin-bottom="0.1041in" fo:line-height="100%"/>
      <style:text-properties style:font-name="Verdana" style:font-name-asian="Times New Roman" fo:color="#171717" fo:font-size="14pt" style:font-size-asian="14pt" style:font-size-complex="14pt" style:language-asian="en" style:country-asian="GB"/>
    </style:style>
    <style:style style:name="P4" style:parent-style-name="Normal" style:family="paragraph">
      <style:paragraph-properties fo:text-align="justify" fo:margin-bottom="0in" fo:line-height="100%"/>
      <style:text-properties style:font-name="Times New Roman" style:font-name-asian="Times New Roman" fo:font-size="14pt" style:font-size-asian="14pt" style:font-size-complex="14pt" style:language-asian="en" style:country-asian="GB"/>
    </style:style>
    <style:style style:name="P5" style:parent-style-name="Normal" style:family="paragraph">
      <style:paragraph-properties fo:text-align="justify" fo:margin-top="0.0694in" fo:margin-bottom="0.0694in" fo:line-height="100%"/>
    </style:style>
    <style:style style:name="T6" style:parent-style-name="Fontdeparagrafimplicit" style:family="text">
      <style:text-properties style:font-name="Verdana" style:font-name-asian="Times New Roman" fo:font-weight="bold" style:font-weight-asian="bold" style:font-weight-complex="bold" fo:color="#171717" fo:font-size="12pt" style:font-size-asian="12pt" style:font-size-complex="12pt" fo:language="ro" fo:country="RO" style:language-asian="en" style:country-asian="GB"/>
    </style:style>
    <style:style style:name="P7" style:parent-style-name="Normal" style:family="paragraph">
      <style:paragraph-properties fo:text-align="justify" fo:margin-top="0.0694in" fo:margin-bottom="0.0694in" fo:line-height="100%"/>
    </style:style>
    <style:style style:name="T8" style:parent-style-name="Fontdeparagrafimplicit" style:family="text">
      <style:text-properties style:font-name="Verdana" style:font-name-asian="Times New Roman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0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1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2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3" style:parent-style-name="Normal" style:family="paragraph">
      <style:paragraph-properties fo:text-align="justify" fo:margin-top="0.0694in" fo:margin-bottom="0.0694in" fo:line-height="100%"/>
    </style:style>
    <style:style style:name="T14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5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6" style:parent-style-name="Normal" style:family="paragraph">
      <style:paragraph-properties fo:text-align="justify" fo:margin-top="0.0694in" fo:margin-bottom="0.0694in" fo:line-height="100%"/>
    </style:style>
    <style:style style:name="T17" style:parent-style-name="Fontdeparagrafimplicit" style:family="text">
      <style:text-properties style:font-name="Verdana" style:font-name-asian="Times New Roman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P18" style:parent-style-name="Normal" style:family="paragraph">
      <style:paragraph-properties fo:text-align="justify" fo:margin-top="0.0694in" fo:margin-bottom="0.0694in" fo:line-height="100%"/>
    </style:style>
    <style:style style:name="T1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20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21" style:parent-style-name="Fontdeparagrafimplicit" style:family="text">
      <style:text-properties style:font-name="Verdana" style:font-name-asian="Times New Roman" fo:font-weight="bold" style:font-weight-asian="bold" style:font-weight-complex="bold" fo:color="#171717" fo:font-size="12pt" style:font-size-asian="12pt" style:font-size-complex="12pt" fo:language="ro" fo:country="RO" style:language-asian="en" style:country-asian="GB"/>
    </style:style>
    <style:style style:name="T22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23" style:parent-style-name="Fontdeparagrafimplicit" style:family="text">
      <style:text-properties style:font-name="Verdana" style:font-name-asian="Times New Roman" fo:font-weight="bold" style:font-weight-asian="bold" style:font-weight-complex="bold" fo:color="#171717" fo:font-size="12pt" style:font-size-asian="12pt" style:font-size-complex="12pt" fo:language="ro" fo:country="RO" style:language-asian="en" style:country-asian="GB"/>
    </style:style>
    <style:style style:name="T24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25" style:parent-style-name="Fontdeparagrafimplicit" style:family="text">
      <style:text-properties style:font-name="Verdana" style:font-name-asian="Times New Roman" fo:font-weight="bold" style:font-weight-asian="bold" style:font-weight-complex="bold" fo:color="#171717" fo:font-size="12pt" style:font-size-asian="12pt" style:font-size-complex="12pt" fo:language="ro" fo:country="RO" style:language-asian="en" style:country-asian="GB"/>
    </style:style>
    <style:style style:name="T26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27" style:parent-style-name="Normal" style:family="paragraph">
      <style:paragraph-properties fo:text-align="justify" fo:margin-top="0.0694in" fo:margin-bottom="0.0694in" fo:line-height="100%"/>
    </style:style>
    <style:style style:name="T28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2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30" style:parent-style-name="Normal" style:family="paragraph">
      <style:paragraph-properties fo:text-align="justify" fo:margin-top="0.0694in" fo:margin-bottom="0.0694in" fo:line-height="100%"/>
    </style:style>
    <style:style style:name="T3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32" style:parent-style-name="Normal" style:family="paragraph">
      <style:paragraph-properties fo:text-align="justify" fo:margin-top="0.0694in" fo:margin-bottom="0.0694in" fo:line-height="100%"/>
    </style:style>
    <style:style style:name="T33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34" style:parent-style-name="Normal" style:family="paragraph">
      <style:paragraph-properties fo:text-align="justify" fo:margin-bottom="0in" fo:line-height="100%"/>
      <style:text-properties style:font-name="Verdana" style:font-name-asian="Times New Roman" fo:color="#171717" fo:font-size="12pt" style:font-size-asian="12pt" style:font-size-complex="12pt" style:language-asian="en" style:country-asian="GB"/>
    </style:style>
    <style:style style:name="P35" style:parent-style-name="Normal" style:family="paragraph">
      <style:paragraph-properties fo:text-align="justify" fo:margin-bottom="0in" fo:line-height="100%"/>
      <style:text-properties style:font-name="Verdana" style:font-name-asian="Times New Roman" fo:color="#171717" fo:font-size="12pt" style:font-size-asian="12pt" style:font-size-complex="12pt" style:language-asian="en" style:country-asian="GB"/>
    </style:style>
    <style:style style:name="P36" style:parent-style-name="Normal" style:family="paragraph">
      <style:paragraph-properties fo:text-align="justify" fo:margin-bottom="0in" fo:line-height="100%"/>
      <style:text-properties style:font-name="Verdana" style:font-name-asian="Times New Roman" fo:color="#171717" fo:font-size="12pt" style:font-size-asian="12pt" style:font-size-complex="12pt" style:language-asian="en" style:country-asian="GB"/>
    </style:style>
    <style:style style:name="P37" style:parent-style-name="Normal" style:family="paragraph">
      <style:paragraph-properties fo:text-align="justify" fo:margin-top="0.0694in" fo:margin-bottom="0.0694in" fo:line-height="100%"/>
    </style:style>
    <style:style style:name="T38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3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40" style:parent-style-name="Normal" style:family="paragraph">
      <style:paragraph-properties fo:text-align="justify" fo:margin-top="0.0694in" fo:margin-bottom="0.0694in" fo:line-height="100%"/>
    </style:style>
    <style:style style:name="T4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42" style:parent-style-name="Normal" style:family="paragraph">
      <style:paragraph-properties fo:text-align="justify" fo:margin-top="0.0694in" fo:margin-bottom="0.0694in" fo:line-height="100%"/>
    </style:style>
    <style:style style:name="T43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44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45" style:parent-style-name="Normal" style:family="paragraph">
      <style:paragraph-properties fo:text-align="justify" fo:margin-top="0.0694in" fo:margin-bottom="0.0694in" fo:line-height="100%"/>
    </style:style>
    <style:style style:name="T46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47" style:parent-style-name="Normal" style:family="paragraph">
      <style:paragraph-properties fo:text-align="justify" fo:margin-top="0.0694in" fo:margin-bottom="0.0694in" fo:line-height="100%"/>
    </style:style>
    <style:style style:name="T48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4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50" style:parent-style-name="Normal" style:family="paragraph">
      <style:paragraph-properties fo:text-align="justify" fo:margin-top="0.0694in" fo:margin-bottom="0.0694in" fo:line-height="100%"/>
    </style:style>
    <style:style style:name="T5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52" style:parent-style-name="Normal" style:family="paragraph">
      <style:paragraph-properties fo:text-align="justify" fo:margin-top="0.0694in" fo:margin-bottom="0.0694in" fo:line-height="100%"/>
    </style:style>
    <style:style style:name="T53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54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55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56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57" style:parent-style-name="Normal" style:family="paragraph">
      <style:paragraph-properties fo:text-align="justify" fo:margin-top="0.0694in" fo:margin-bottom="0.0694in" fo:line-height="100%"/>
    </style:style>
    <style:style style:name="T58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5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60" style:parent-style-name="Normal" style:family="paragraph">
      <style:paragraph-properties fo:text-align="justify" fo:margin-top="0.0694in" fo:margin-bottom="0.0694in" fo:line-height="100%"/>
    </style:style>
    <style:style style:name="T6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62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63" style:parent-style-name="Normal" style:family="paragraph">
      <style:paragraph-properties fo:text-align="justify" fo:margin-top="0.0694in" fo:margin-bottom="0.0694in" fo:line-height="100%"/>
    </style:style>
    <style:style style:name="T64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65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66" style:parent-style-name="Normal" style:family="paragraph">
      <style:paragraph-properties fo:text-align="justify" fo:margin-top="0.0694in" fo:margin-bottom="0.0694in" fo:line-height="100%"/>
    </style:style>
    <style:style style:name="T67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68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6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70" style:parent-style-name="Normal" style:family="paragraph">
      <style:paragraph-properties fo:text-align="justify" fo:margin-top="0.0694in" fo:margin-bottom="0.0694in" fo:line-height="100%"/>
    </style:style>
    <style:style style:name="T7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72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73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74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75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76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77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78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79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80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81" style:parent-style-name="Normal" style:family="paragraph">
      <style:paragraph-properties fo:text-align="justify" fo:margin-top="0.0694in" fo:margin-bottom="0.0694in" fo:line-height="100%"/>
    </style:style>
    <style:style style:name="T82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83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84" style:parent-style-name="Normal" style:family="paragraph">
      <style:paragraph-properties fo:text-align="justify" fo:margin-top="0.0694in" fo:margin-bottom="0.0694in" fo:line-height="100%"/>
    </style:style>
    <style:style style:name="T85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86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87" style:parent-style-name="Normal" style:family="paragraph">
      <style:paragraph-properties fo:text-align="justify" fo:margin-top="0.0694in" fo:margin-bottom="0.0694in" fo:line-height="100%"/>
    </style:style>
    <style:style style:name="T88" style:parent-style-name="Fontdeparagrafimplicit" style:family="text">
      <style:text-properties style:font-name="Verdana" style:font-name-asian="Times New Roman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8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90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9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92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93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94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95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96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97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98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9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00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10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02" style:parent-style-name="Normal" style:family="paragraph">
      <style:paragraph-properties fo:text-align="justify" fo:margin-bottom="0in" fo:line-height="100%"/>
      <style:text-properties style:font-name="Verdana" style:font-name-asian="Times New Roman" fo:color="#171717" fo:font-size="12pt" style:font-size-asian="12pt" style:font-size-complex="12pt" style:language-asian="en" style:country-asian="GB"/>
    </style:style>
    <style:style style:name="P103" style:parent-style-name="Normal" style:family="paragraph">
      <style:paragraph-properties fo:text-align="justify" fo:margin-bottom="0in" fo:line-height="100%"/>
      <style:text-properties style:font-name="Verdana" style:font-name-asian="Times New Roman" fo:color="#171717" fo:font-size="12pt" style:font-size-asian="12pt" style:font-size-complex="12pt" style:language-asian="en" style:country-asian="GB"/>
    </style:style>
    <style:style style:name="P104" style:parent-style-name="Normal" style:family="paragraph">
      <style:paragraph-properties fo:text-align="justify" fo:margin-top="0.0694in" fo:margin-bottom="0.0694in" fo:line-height="100%"/>
    </style:style>
    <style:style style:name="T105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06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07" style:parent-style-name="Normal" style:family="paragraph">
      <style:paragraph-properties fo:text-align="justify" fo:margin-top="0.0694in" fo:margin-bottom="0.0694in" fo:line-height="100%"/>
    </style:style>
    <style:style style:name="T108" style:parent-style-name="Fontdeparagrafimplicit" style:family="text">
      <style:text-properties style:font-name="Verdana" style:font-name-asian="Times New Roman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10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10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11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12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13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114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15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16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17" style:parent-style-name="Normal" style:family="paragraph">
      <style:paragraph-properties fo:text-align="justify" fo:margin-top="0.0694in" fo:margin-bottom="0.0694in" fo:line-height="100%"/>
    </style:style>
    <style:style style:name="T118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1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20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21" style:parent-style-name="Normal" style:family="paragraph">
      <style:paragraph-properties fo:text-align="justify" fo:margin-top="0.0694in" fo:margin-bottom="0.0694in" fo:line-height="100%"/>
    </style:style>
    <style:style style:name="T122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23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24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25" style:parent-style-name="Normal" style:family="paragraph">
      <style:paragraph-properties fo:text-align="justify" fo:margin-top="0.0694in" fo:margin-bottom="0.0694in" fo:line-height="100%"/>
    </style:style>
    <style:style style:name="T126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27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28" style:parent-style-name="Normal" style:family="paragraph">
      <style:paragraph-properties fo:text-align="justify" fo:margin-top="0.0694in" fo:margin-bottom="0.0694in" fo:line-height="100%"/>
    </style:style>
    <style:style style:name="T129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130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3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32" style:parent-style-name="Normal" style:family="paragraph">
      <style:paragraph-properties fo:text-align="justify" fo:margin-top="0.0694in" fo:margin-bottom="0.0694in" fo:line-height="100%"/>
    </style:style>
    <style:style style:name="T133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34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35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36" style:parent-style-name="Normal" style:family="paragraph">
      <style:paragraph-properties fo:text-align="justify" fo:margin-top="0.0694in" fo:margin-bottom="0.0694in" fo:line-height="100%"/>
    </style:style>
    <style:style style:name="T137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38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139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40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14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42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43" style:parent-style-name="Normal" style:family="paragraph">
      <style:paragraph-properties fo:text-align="justify" fo:margin-top="0.0694in" fo:margin-bottom="0.0694in" fo:line-height="100%"/>
    </style:style>
    <style:style style:name="T144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45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46" style:parent-style-name="Normal" style:family="paragraph">
      <style:paragraph-properties fo:text-align="justify" fo:margin-top="0.0694in" fo:margin-bottom="0.0694in" fo:line-height="100%"/>
    </style:style>
    <style:style style:name="T147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48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149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150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51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152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153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54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155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156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T157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58" style:parent-style-name="Normal" style:family="paragraph">
      <style:paragraph-properties fo:text-align="justify" fo:margin-top="0.0694in" fo:margin-bottom="0.0694in" fo:line-height="100%"/>
    </style:style>
    <style:style style:name="T159" style:parent-style-name="Fontdeparagrafimplicit" style:family="text">
      <style:text-properties style:font-name="Verdana" style:font-name-asian="Times New Roman" fo:font-weight="bold" style:font-weight-asian="bold" style:font-weight-complex="bold" fo:font-style="italic" style:font-style-asian="italic" style:font-style-complex="italic" fo:color="#171717" fo:font-size="12pt" style:font-size-asian="12pt" style:font-size-complex="12pt" fo:language="ro" fo:country="RO" style:language-asian="en" style:country-asian="GB"/>
    </style:style>
    <style:style style:name="P160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161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62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63" style:parent-style-name="Normal" style:family="paragraph">
      <style:paragraph-properties fo:text-align="justify" fo:margin-top="0.0694in" fo:margin-bottom="0.0694in" fo:line-height="100%" fo:margin-left="0.5in" fo:text-indent="-0.25in">
        <style:tab-stops/>
      </style:paragraph-properties>
    </style:style>
    <style:style style:name="T164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T165" style:parent-style-name="Fontdeparagrafimplicit" style:family="text">
      <style:text-properties style:font-name="Verdana" style:font-name-asian="Times New Roman" fo:color="#171717" fo:font-size="12pt" style:font-size-asian="12pt" style:font-size-complex="12pt" fo:language="ro" fo:country="RO" style:language-asian="en" style:country-asian="GB"/>
    </style:style>
    <style:style style:name="P166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Factorii dezvoltarii personalitatii</text:p>
      <text:p text:style-name="P2"/>
      <text:p text:style-name="P3"/>
      <text:p text:style-name="P4"/>
      <text:p text:style-name="P5"><text:span text:style-name="T6">Factorii dezvoltarii personalitatii</text:span></text:p>
      <text:p text:style-name="P7"><text:span text:style-name="T8">Allport</text:span><text:span text:style-name="T9"> defineste </text:span><text:span text:style-name="T10">personalitatea</text:span><text:span text:style-name="T11"> ca fiind „ organizarea dinamica, in cadrul individului, a acelor sisteme psihofizice care determina gandirea si<text:s/></text:span><text:span text:style-name="T12">comportamentul sau caracteristic”.</text:span></text:p>
      <text:p text:style-name="P13"><text:span text:style-name="T14">Desi o persoana se dezvolta, se transforma, ea isi pastreaza identitatea sa psihica. Fiinta umana are constiinta existentei sale, sentimentul continuitatii si identitatii personale, in ciuda transformarilor pe care le suf</text:span><text:span text:style-name="T15">era de-a lungul intregii vieti. Acest lucru dovedeste ca personalitatea are o anumita structura, care insa, poate fi modelata pe parcursul vietii.</text:span></text:p>
      <text:p text:style-name="P16"><text:span text:style-name="T17">Cine influenteaza, cine ne modeleaza personalitatea?</text:span></text:p>
      <text:p text:style-name="P18"><text:span text:style-name="T19">Referitor la identificarea factorilor implicati in dezvo</text:span><text:span text:style-name="T20">ltarea umana, sunt discutati ca factori ai ontogenezei: </text:span><text:span text:style-name="T21">ereditatea</text:span><text:span text:style-name="T22">, </text:span><text:span text:style-name="T23">mediul</text:span><text:span text:style-name="T24"> si </text:span><text:span text:style-name="T25">educatia</text:span><text:span text:style-name="T26">.</text:span></text:p>
      <text:p text:style-name="P27"><text:span text:style-name="T28">Ereditatea </text:span><text:span text:style-name="T29">este insusirea fundamentala a materiei vii de a transmite, de la o generatie la alta, mesajele de specificitate sub forma cadrului genetic.</text:span></text:p>
      <text:p text:style-name="P30"><text:span text:style-name="T31">OBSERVATII:</text:span></text:p>
      <text:p text:style-name="P32"><text:span text:style-name="T33">! Mostenirea ereditara apare ca un complex de predispozitii si potentionalitati si nu ca o transmitere a trasaturilor antecesorilor;</text:span></text:p>
      <text:p text:style-name="P34"/>
      <text:p text:style-name="P35"/>
      <text:p text:style-name="P36"/>
      <text:p text:style-name="P37"><text:span text:style-name="T38">! Trasaturile morfologice si biochimice se transmit cu o mai mare certitudine decat insusirile<text:s/></text:span><text:span text:style-name="T39">psihice;</text:span></text:p>
      <text:p text:style-name="P40"><text:span text:style-name="T41">! Diversitatea psihologica umana are cu certitudine si o radacina ereditara (constitutie, baze comportamentale etc.) dar nu se reduce la aceasta;</text:span></text:p>
      <text:p text:style-name="P42"><text:span text:style-name="T43">! Ceea ce este ereditar nu coincide intotdeauna cu ceea ce este congenital (sau innascut) unde sunt c</text:span><text:span text:style-name="T44">uprinse si elementele dobandite in urma influentelor dinaintea nasterii,</text:span></text:p>
      <text:p text:style-name="P45"><text:span text:style-name="T46">! Ceea ce tine de ereditate se poate exprima in diverse momente de varsta sau poate ramane in stare de latenta pe tot parcursul vietii, in absenta unui factor activizator;</text:span></text:p>
      <text:p text:style-name="P47"><text:span text:style-name="T48">! Potential</text:span><text:span text:style-name="T49">ul genetic al fiecarui individ se selecteaza prin hazard si este, mai ales sub aspectul exprimarii psihice, polivalent;</text:span></text:p>
      <text:p text:style-name="P50"><text:span text:style-name="T51">! Ereditatea confera unicitatea biologica, ca premisa a unicitatii psihice;</text:span></text:p>
      <text:p text:style-name="P52"><text:span text:style-name="T53">! Din perspectiva filogenetica, ereditatea umana confera cea</text:span><text:span text:style-name="T54"><text:s/>mai mica incarcatura de comportamente instinctive. Aceasta face din puiul de om o fiinta total de dependenta de membrii propriei specii. Din acest motiv omul este singurul care isi pierde specificitatea daca, in dezvoltarea sa timpurie,<text:s/></text:span><text:soft-page-break/><text:span text:style-name="T55">este asistat de me</text:span><text:span text:style-name="T56">mbrii altor specii: ex.: copiii crescuti de animale, s-au animalizat, in ciuda ereditatii de tip uman;</text:span></text:p>
      <text:p text:style-name="P57"><text:span text:style-name="T58">! Prin „orarul” proceselor de crestere si maturizare, ereditatea creeaza premisele unor momente de optima interventie din partea mediului educativ, in as</text:span><text:span text:style-name="T59">a – numitele perioade sensibile sau critice. Anticiparea sau pierderea acestor perioade se poate dovedi ineficienta: ex.: achizitia mersului, citi-scrisului, achizitia limbajului, dezvoltarea operatiilor gandirii etc.;</text:span></text:p>
      <text:p text:style-name="P60"><text:span text:style-name="T61">! Rolul ereditatii nu se exprima in a</text:span><text:span text:style-name="T62">ceeasi masura in diversele aspecte ale vietii psihice: unele poarta mai puternic amprenta ereditatii (temperamentul, aptitudinile, emotivitatea, patologia psihica) altele mai putin (atitudinile, vointa, caracterul);</text:span></text:p>
      <text:p text:style-name="P63"><text:span text:style-name="T64">! O aceeasi trasatura psihica poate fi,<text:s/></text:span><text:span text:style-name="T65">la doua persoane diferite, rodul unor factori diferiti (pentru o anumita persoana, hotaratoare poate fi ereditatea, in timp ce pentru alta persoana mediul sau educatia au contribuit decisiv).</text:span></text:p>
      <text:p text:style-name="P66"><text:span text:style-name="T67">Mediul,</text:span><text:span text:style-name="T68"> ca factor al dezvoltarii umane, este constituit din tota</text:span><text:span text:style-name="T69">litatea elementelor cu care individul interactioneaza, direct sau indirect, pe parcursul dezvoltarii sale.</text:span></text:p>
      <text:p text:style-name="P70"><text:span text:style-name="T71">Influentele mediului pot fi studiate pe mai multe planuri:</text:span></text:p>
      <text:p text:style-name="P72"><text:span text:style-name="T73">mediul natural geografic: clima, relief;</text:span></text:p>
      <text:p text:style-name="P74"><text:span text:style-name="T75">mediul social: familie, grup de joaca;</text:span></text:p>
      <text:p text:style-name="P76"><text:span text:style-name="T77">mediul pro</text:span><text:span text:style-name="T78">ximal: obiecte personale, situatiile zilnice;</text:span></text:p>
      <text:p text:style-name="P79"><text:span text:style-name="T80">mediul distal: influente venite de la distanta(TV., ziare, calculator).</text:span></text:p>
      <text:p text:style-name="P81"><text:span text:style-name="T82">Mediul poate influenta in mod direct personalitatea individului (alimentatie, clima etc.), sau in mod indirect (grad de cultura, nivel de<text:s/></text:span><text:span text:style-name="T83">trai, tip de organizare, activitati dominante etc.).</text:span></text:p>
      <text:p text:style-name="P84"><text:span text:style-name="T85">Atunci cand este favorabil, mediul contribuie la realizarea sau chiar accelerarea punerii in functie a potentialului nervos, deci are o actiune directa asupra dezvoltarii psihice. Ea se coreleaza cu cea<text:s/></text:span><text:span text:style-name="T86">indirecta, de sustinere a dezvoltarii psihice: crestere si maturizare a sistemului nervos, osificare, dentitie, greutate, inaltime etc.</text:span></text:p>
      <text:p text:style-name="P87"><text:span text:style-name="T88">Harkeness</text:span><text:span text:style-name="T89"> (1986) a introdus termenul de </text:span><text:span text:style-name="T90">nisa de dezvoltare</text:span><text:span text:style-name="T91">, desemnand totalitatea elementelor cu care copilul intra in r</text:span><text:span text:style-name="T92">elatie, la o anumita varsta. Structura unei nise de dezvoltare vizeaza:</text:span></text:p>
      <text:p text:style-name="P93"><text:span text:style-name="T94">obiectele si lucrurile accesibile copilului, la diferite varste;</text:span></text:p>
      <text:p text:style-name="P95"><text:span text:style-name="T96">raspunsurile si relatiile anturajului fata de copil;</text:span></text:p>
      <text:p text:style-name="P97"><text:span text:style-name="T98">cerintele adultului vizand competentele copilului, astfel<text:s/></text:span><text:span text:style-name="T99">incat acesta sa fie incurajat permanent, prin solicitarea unor nivele de performante gradat;</text:span></text:p>
      <text:p text:style-name="P100"><text:span text:style-name="T101">activitatile impuse, propuse copilului sau acceptate de acesta.</text:span></text:p>
      <text:p text:style-name="P102"/>
      <text:p text:style-name="P103"/>
      <text:soft-page-break/>
      <text:p text:style-name="P104"><text:span text:style-name="T105">Culturi diferite folosesc nise de dezvoltare diferite, chiar pentru aceeasi varsta, ceea ce si ex</text:span><text:span text:style-name="T106">plica diferentele de dezvoltare bio-psiho-sociala.</text:span></text:p>
      <text:p text:style-name="P107"><text:span text:style-name="T108">Witkin</text:span><text:span text:style-name="T109"> face o paralela intre nisa de dezvoltare de tip occidental si cea traditionala africana, indicand urmatoarele diferente:</text:span></text:p>
      <text:p text:style-name="P110"><text:span text:style-name="T111">copilul occidental are jucarii ca obiecte specifice si locul sau, special ame</text:span><text:span text:style-name="T112">najat – in casa; de regula, prezenta lui este exclusa din locurile si activitatile adultilor; nu este implicat de timpuriu in sarcini casnice sau sarcini specifice adultilor.</text:span></text:p>
      <text:p text:style-name="P113"><text:span text:style-name="T114">copilul african are ca obiecte de joaca lucruri din casa, locul sau special, ca s</text:span><text:span text:style-name="T115">patiu fizic distinct, nu exista; el este cel mai adesea apropiat de mama, atasat chiar de trupul acesteia; acest statut de „copil la purtator” il face prezent, extrem de timpuriu, in mai toate activitatile si locurile comunitatii din care face parte (munca</text:span><text:span text:style-name="T116">, petreceri, reuniuni).</text:span></text:p>
      <text:p text:style-name="P117"><text:span text:style-name="T118">Astfel, rezulta ca stimularea occidentala, ca factor al dezvoltarii, este mai redusa pentru copilul occidental, ceea ce si explica ritmul mai lent al dezvoltarii acestuia in primii 2-3 ani de viata, fata de copilul din culturile tra</text:span><text:span text:style-name="T119">ditionale. Dupa aceasta perioada, raportul ritmului de dezvoltare se inverseaza, deoarece nisa sde dezvoltare al copilului occidental se diversifica (cresa, gradinita, mass-media etc.), in timp ce nisa de dezvoltare traditionala vine cu o oferta mai saraca</text:span><text:span text:style-name="T120"><text:s/>si mult mai aspra, introducand de timpuriu (3 ani) munca – ca forma de activitate pentru copil.</text:span></text:p>
      <text:p text:style-name="P121"><text:span text:style-name="T122">Este de subliniat impactul reprezentarilor sociale despre copil si copilarie in structura continutului nisei de dezvoltare. Aceasta se prezinta ca un mixaj int</text:span><text:span text:style-name="T123">re ceea ce este in realitate copilul la o varsta data si ceea ce se crede ca este. Faptul poate explic, alaturi de alti factori, de ce o aceeasi realitate infantila (de exemplu copilul intre 4 si 9 ani), in culturi diferite, prezinta sub aspectul utilizari</text:span><text:span text:style-name="T124"><text:s/>bugetului de timp, alte dominante de activitate: copilul american acorda cel mai mult timp studiului, cel din Japonia – jocului, cel din Kenia – muncii, iar cel din India – interactiunilor sociale. (Bril, Lehalle)</text:span></text:p>
      <text:p text:style-name="P125"><text:span text:style-name="T126">Desi apare ca furnizor al materialului ce</text:span><text:span text:style-name="T127"><text:s/>stimuleaza potentialul ereditar, actiunea mediului poate fi in egala masura o sansa de dezvoltare (un mediu favorabil) dar si o frana sau chiar un blocaj al dezvoltarii (un mediu sub-stimulativ, ostil, insecurizant).</text:span></text:p>
      <text:p text:style-name="P128"><text:span text:style-name="T129">Educatia</text:span><text:span text:style-name="T130"> reprezinta activitatea specia</text:span><text:span text:style-name="T131">lizata, specific umana, care mijloceste si diversifica raportul dintre om si mediul sau, favorizand dezvoltarea omului prin intermediul societatii si a societatii prin intermediul omului.</text:span></text:p>
      <text:p text:style-name="P132"><text:span text:style-name="T133">Educatia face medierea intre ceea ce s-ar putea (ereditatea) si ceea</text:span><text:span text:style-name="T134"><text:s/>ce se ofera (mediul). O actiune educativa reusita armonizeaza cererea si oferta, desi nu exista retete. Ceea ce intr-un moment si pentru un anume individ se dovedeste o educatie sau o influenta benefica, poate fi daunator in urmatorul moment, sau pentru u</text:span><text:span text:style-name="T135">n alt individ.</text:span></text:p>
      <text:soft-page-break/>
      <text:p text:style-name="P136"><text:span text:style-name="T137">Dezvoltarea apare doar daca se mentine un optim intre </text:span><text:span text:style-name="T138">ceea ce poate, vrea, stie</text:span><text:span text:style-name="T139"> individul la un moment dat si </text:span><text:span text:style-name="T140">ceea ce i se ofera</text:span><text:span text:style-name="T141">. Oferta trebuie sa fie stimulativa, cu un grad mai inalta decat poate, vrea sau stie individul respectiv. O ofer</text:span><text:span text:style-name="T142">ta prea ridicata, dar si una banala, poate perturba dezvoltarea psihica.</text:span></text:p>
      <text:p text:style-name="P143"><text:span text:style-name="T144">Educatia actioneaza programat si cu stiinta, in sensul dezvoltarii individului; este o activitate umana specializata in dezvoltare, deci este un factor conducator al dezvoltarii ontog</text:span><text:span text:style-name="T145">enetice.</text:span></text:p>
      <text:p text:style-name="P146"><text:span text:style-name="T147">Exista modele explicative ale cauzalitatii dezvoltarii personalitatii. Astfel:</text:span></text:p>
      <text:p text:style-name="P148"><text:span text:style-name="T149">scepticismul pedagogic</text:span><text:span text:style-name="T150"> sustine ca educatia are cel mai mic rol in dezvoltarea personalitatii;</text:span></text:p>
      <text:p text:style-name="P151"><text:span text:style-name="T152">optimismul pedagogic</text:span><text:span text:style-name="T153"> – educatia are rol hotarator in dezvoltare;</text:span></text:p>
      <text:p text:style-name="P154"><text:span text:style-name="T155">realismul</text:span><text:span text:style-name="T156"><text:s/>pedagogic</text:span><text:span text:style-name="T157"> – educatia, mediul si educatia sunt corelati in dezvoltarea personalitatii individului.</text:span></text:p>
      <text:p text:style-name="P158"><text:span text:style-name="T159">Intrebari:</text:span></text:p>
      <text:p text:style-name="P160"><text:span text:style-name="T161">Argumentati, pe baza nisei de dezvoltare care va corespunde, factorul conducator al dezvoltarii voastre, precum si o criza pe care ati parcurs-o i</text:span><text:span text:style-name="T162">n dezvoltarea personalitatii.</text:span></text:p>
      <text:p text:style-name="P163"><text:span text:style-name="T164">Argumentati, pe baza schemei figurale prezentate, diferentele dintre realismul, optimismul si scepticismul pedagogic, apoi aplicati aceasta schema la dezvoltarea propriei voastre personalitati si sustineti una dintre teoriile<text:s/></text:span><text:span text:style-name="T165">prezentate.</text:span></text:p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 Yt</meta:initial-creator>
    <dc:creator>Luis Yt</dc:creator>
    <meta:creation-date>2021-10-31T20:43:00Z</meta:creation-date>
    <dc:date>2021-10-31T20:43:00Z</dc:date>
    <meta:template xlink:href="Normal" xlink:type="simple"/>
    <meta:editing-cycles>2</meta:editing-cycles>
    <meta:editing-duration>PT60S</meta:editing-duration>
    <meta:document-statistic meta:page-count="4" meta:paragraph-count="17" meta:word-count="1328" meta:character-count="8882" meta:row-count="63" meta:non-whitespace-character-count="7571"/>
  </office:meta>
</office:document-meta>
</file>